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dd5e2"/>
    </style:style>
    <style:style style:name="P2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paragraph-rsid="001dd5e2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paragraph-rsid="001dd5e2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dd5e2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ff0000" loext:opacity="100%" officeooo:rsid="00a68b5e" officeooo:paragraph-rsid="001dd5e2"/>
    </style:style>
    <style:style style:name="P6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9b9183" officeooo:paragraph-rsid="001dd5e2"/>
    </style:style>
    <style:style style:name="P7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9c1e87" officeooo:paragraph-rsid="001dd5e2"/>
    </style:style>
    <style:style style:name="P8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9c66ca" officeooo:paragraph-rsid="001dd5e2"/>
    </style:style>
    <style:style style:name="P9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9dce28" officeooo:paragraph-rsid="001dd5e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9ed71d" officeooo:paragraph-rsid="001dd5e2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  <style:text-properties fo:color="#ff0000" loext:opacity="100%" officeooo:rsid="00a42060" officeooo:paragraph-rsid="001dd5e2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fo:color="#ff0000" loext:opacity="100%" officeooo:rsid="00a57789" officeooo:paragraph-rsid="001dd5e2"/>
    </style:style>
    <style:style style:name="P13" style:family="paragraph" style:parent-style-name="Text_20_body" style:list-style-name="L1">
      <style:paragraph-properties fo:margin-left="0cm" fo:margin-right="0cm" fo:text-indent="0.018cm" style:auto-text-indent="false"/>
      <style:text-properties officeooo:paragraph-rsid="001dd5e2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dd5e2"/>
    </style:style>
    <style:style style:name="P15" style:family="paragraph" style:parent-style-name="Text_20_body">
      <style:paragraph-properties fo:margin-left="0cm" fo:margin-right="0cm" fo:text-indent="0.018cm" style:auto-text-indent="false"/>
      <style:text-properties officeooo:paragraph-rsid="001dd5e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dd5e2"/>
    </style:style>
    <style:style style:name="T1" style:family="text">
      <style:text-properties fo:color="#ff0000" loext:opacity="100%" officeooo:rsid="00a7b185"/>
    </style:style>
    <style:style style:name="T2" style:family="text">
      <style:text-properties fo:color="#ff0000" loext:opacity="100%" officeooo:rsid="009f924d"/>
    </style:style>
    <style:style style:name="T3" style:family="text">
      <style:text-properties fo:color="#ff0000" loext:opacity="100%" officeooo:rsid="00a161a3"/>
    </style:style>
    <style:style style:name="T4" style:family="text">
      <style:text-properties fo:color="#ff0000" loext:opacity="100%" officeooo:rsid="00a1fb4c"/>
    </style:style>
    <style:style style:name="T5" style:family="text">
      <style:text-properties fo:color="#ff0000" loext:opacity="100%" officeooo:rsid="00a3168e"/>
    </style:style>
    <style:style style:name="T6" style:family="text">
      <style:text-properties loext:padding="0cm" loext:border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9ebbc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9ebb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Bridge two languages</text:h>
      <text:p text:style-name="P5">Két nyelv közötti közvetítő nyelvek</text:p>
      <text:p text:style-name="P15">OmegaT displays fuzzy matches in the <text:a xlink:type="simple" xlink:href="https://omegat.sourceforge.io/manual-standard/en/chapter.panes.html#panes.fuzzy.matches" text:style-name="Internet_20_link" text:visited-style-name="Visited_20_Internet_20_Link"><text:span text:style-name="T6">Fuzzy Matches</text:span> </text:a>pane. </text:p>
      <text:p text:style-name="P6">Az OmegaT bizonytalan egyezéseket jelenít meg a <text:span text:style-name="T7">Bizonytalan egyezések</text:span> ablakban. </text:p>
      <text:p text:style-name="P15">By default, those matches are limited to the source and target languages defined in the <text:a xlink:type="simple" xlink:href="https://omegat.sourceforge.io/manual-standard/en/chapter.windows.and.dialogs.html#dialogs.project.properties" text:style-name="Internet_20_link" text:visited-style-name="Visited_20_Internet_20_Link"><text:span text:style-name="T6">Project Properties</text:span> </text:a>dialog.</text:p>
      <text:p text:style-name="P7">Alapbeállítás szerint ezek az egyezések csak kétnyelvűek a Projekktulajdonságok párbeszédablakban meghatározott nyelvirányban. </text:p>
      <text:p text:style-name="P15">You can add matches in languages that are not the target language. </text:p>
      <text:p text:style-name="P8">Hozzáadhatsz a célnyelvtől eltérő nyelvű találatokat is.</text:p>
      <text:p text:style-name="P15">See the <text:a xlink:type="simple" xlink:href="https://omegat.sourceforge.io/manual-standard/en/chapter.dialogs.preferences.html#dialog.preferences.tm.matches.other.languages" text:style-name="Internet_20_link" text:visited-style-name="Visited_20_Internet_20_Link"><text:span text:style-name="Source_20_Text">Include matches from other languages</text:span> </text:a>preference for details.</text:p>
      <text:p text:style-name="P9"><text:span text:style-name="T8">Részletekért l</text:span>ásd az <text:span text:style-name="T7">Adj hozzá más nyelvű találatokat</text:span><text:span text:style-name="T9"> </text:span><text:span text:style-name="T10">című szócikket.</text:span></text:p>
      <text:p text:style-name="P16">If you have a TMX that corresponds to your source document and contains its translation to a different language, you can also display that language <text:span text:style-name="Emphasis">right below</text:span> the source segment for use as an additional reference language.</text:p>
      <text:p text:style-name="P10">Ha van egy TMX-fájlod, amelyik megfelel a te forrásállományodnak, és tartalmazza annak egy harmadik nyelvű fordítását, akkor megjelenítheted ezt a nyelvet a forrásszegmens alatt jobb oldalon annak érdekében, hogy kiegészítő referencianyelvként használd.</text:p>
      <text:p text:style-name="P16">To achieve this: <text:span text:style-name="T2">Ebből a célból a következőket kell tenned:</text:span></text:p>
      <text:list text:style-name="L1">
        <text:list-item>
          <text:p text:style-name="P13">Copy the translation memory containing the additional reference language into <text:span text:style-name="Source_20_Text">tmx2source</text:span> in the <text:a xlink:type="simple" xlink:href="https://omegat.sourceforge.io/manual-standard/en/chapter.project.folder.html#project.folder.tm" text:style-name="Internet_20_link" text:visited-style-name="Visited_20_Internet_20_Link">tm</text:a> folder. <text:span text:style-name="T2">Másold a referencianyelvet tartalmazó fordítómemóriát a tm mappa tmx2source almappájába.</text:span></text:p>
        </text:list-item>
        <text:list-item>
          <text:p text:style-name="P14">Rename the memory file to: <text:span text:style-name="T3">Nevezd át a memóriafájlt a következőre:</text:span></text:p>
          <text:list>
            <text:list-item>
              <text:p text:style-name="P14"><text:span text:style-name="Source_20_Text">LL_CC.tmx</text:span>,</text:p>
            </text:list-item>
            <text:list-item>
              <text:p text:style-name="P14"><text:span text:style-name="Source_20_Text">LL-CC.tmx</text:span>, <text:span text:style-name="T3">vagy</text:span></text:p>
            </text:list-item>
            <text:list-item>
              <text:p text:style-name="P14"><text:span text:style-name="Source_20_Text">LL.tmx</text:span>,</text:p>
            </text:list-item>
          </text:list>
          <text:p text:style-name="P14">where <text:span text:style-name="Emphasis">LL</text:span> is the internal language code of the langage that you want to display as reference, and <text:span text:style-name="Emphasis">CC</text:span> is an arbitrary 2-letter code, <text:span text:style-name="T4">ahol LL a referencianyelvként megjelenítendő nyelv belső nyelvi kódja, CC egy tetszőleges 2 karakterből álló kód,</text:span></text:p>
          <text:list>
            <text:list-item>
              <text:list>
                <text:list-header>
                  <text:h text:style-name="P1" text:outline-level="3" text:restart-numbering="true" text:start-value="-1">Warning <text:span text:style-name="T5">Figyelem </text:span></text:h>
                </text:list-header>
              </text:list>
            </text:list-item>
            <text:list-item>
              <text:p text:style-name="P14">All the letters must be capital letters. </text:p>
            </text:list-item>
            <text:list-item>
              <text:p text:style-name="P11">Minden karakter nagybetűs kell legyen.</text:p>
            </text:list-item>
            <text:list-item>
              <text:p text:style-name="P14">Only segments that match the source <text:span text:style-name="Strong_20_Emphasis">exactly</text:span> are displayed.</text:p>
            </text:list-item>
            <text:list-item>
              <text:p text:style-name="P12">Csak azok a szegmensek lesznek megjelenítve, amelyek pontosan egyeznek a forrásállomány szövegével.</text:p>
            </text:list-item>
          </text:list>
        </text:list-item>
      </text:list>
      <text:section text:style-name="Sect1" text:name="bridge.english.and.french.with.japanese">
        <text:p text:style-name="P16"/>
      </text:section>
      <text:h text:style-name="P2" text:outline-level="3"><text:soft-page-break/>Note <text:span text:style-name="T1">Megjegyzés</text:span></text:h>
      <text:p text:style-name="P4">You can use any number of TMX files containing as many different bridge language pairs as you want. <text:span text:style-name="T1">Akárhány közvetítő nyelvet tartalmazó TMX-fájlt használhatsz, amelyek akár különböző nyelvűek is lehetne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6:27.453000000</meta:creation-date>
    <dc:date>2023-11-30T11:16:45.559000000</dc:date>
    <meta:editing-duration>PT18S</meta:editing-duration>
    <meta:editing-cycles>1</meta:editing-cycles>
    <meta:document-statistic meta:table-count="0" meta:image-count="0" meta:object-count="0" meta:page-count="2" meta:paragraph-count="26" meta:word-count="332" meta:character-count="2251" meta:non-whitespace-character-count="1949"/>
    <meta:generator>LibreOffice/7.6.2.1$Windows_X86_64 LibreOffice_project/56f7684011345957bbf33a7ee678afaf4d2ba333</meta:generator>
  </office:meta>
</office:document-meta>
</file>